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df7" officeooo:paragraph-rsid="00037df7"/>
    </style:style>
    <style:style style:name="P2" style:family="paragraph" style:parent-style-name="Standard">
      <style:text-properties officeooo:rsid="00058e62" officeooo:paragraph-rsid="00058e62"/>
    </style:style>
    <style:style style:name="P3" style:family="paragraph" style:parent-style-name="Standard">
      <style:text-properties officeooo:rsid="0006343e" officeooo:paragraph-rsid="0006343e"/>
    </style:style>
    <style:style style:name="P4" style:family="paragraph" style:parent-style-name="Standard">
      <style:text-properties officeooo:rsid="00058e62" officeooo:paragraph-rsid="00058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9/01/2020:</text:p>
      <text:p text:style-name="P1">[Codechef]</text:p>
      <text:p text:style-name="P1">1-Exam Cheating.</text:p>
      <text:p text:style-name="P1"/>
      <text:p text:style-name="P1">21/01/2020:</text:p>
      <text:p text:style-name="P1">[Codechef]</text:p>
      <text:p text:style-name="P1">1-Range AND.</text:p>
      <text:p text:style-name="P1"/>
      <text:p text:style-name="P2">29/01/2020:</text:p>
      <text:p text:style-name="P2">[ Hackerearth ]</text:p>
      <text:p text:style-name="P2">1-Picking cards.</text:p>
      <text:p text:style-name="P3">[Codeforces]</text:p>
      <text:p text:style-name="P3">2-Display the number</text:p>
      <text:p text:style-name="P3"/>
      <text:p text:style-name="P3">30/01/2020:</text:p>
      <text:p text:style-name="P3">[codeforces]</text:p>
      <text:p text:style-name="P3">1-Same GC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1T10:21:04.491492516</meta:creation-date>
    <dc:date>2020-01-30T11:36:02.875020969</dc:date>
    <meta:editing-duration>PT6M32S</meta:editing-duration>
    <meta:editing-cycles>4</meta:editing-cycles>
    <meta:generator>LibreOffice/6.3.4.2$Linux_X86_64 LibreOffice_project/30$Build-2</meta:generator>
    <meta:document-statistic meta:table-count="0" meta:image-count="0" meta:object-count="0" meta:page-count="1" meta:paragraph-count="14" meta:word-count="22" meta:character-count="177" meta:non-whitespace-character-count="169"/>
  </office:meta>
</office:document-meta>
</file>